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="solid" draw:fill-color="#e8e8e8" draw:opacity="20%" draw:textarea-horizontal-align="justify" draw:textarea-vertical-align="middle" draw:auto-grow-height="false" fo:min-height="7.199cm" fo:min-width="23.71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156cm" fo:min-width="5.229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ff" draw:marker-start-width="0.275cm" draw:marker-end-width="0.275cm" draw:fill="none" draw:opacity="90%" draw:textarea-horizontal-align="justify" draw:textarea-vertical-align="middle" draw:auto-grow-height="false" fo:min-height="2.156cm" fo:min-width="5.229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cm" svg:stroke-color="#0000ff" draw:marker-start-width="0.275cm" draw:marker-end-width="0.275cm" draw:fill="solid" draw:opacity="90%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808080" draw:textarea-vertical-align="middle" draw:auto-grow-height="false" fo:min-height="1.096cm" fo:min-width="1.9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solid" draw:fill-color="#e8e8e8" draw:opacity="2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color="#0000ff" loext:opacity="100%"/>
    </style:style>
    <style:style style:name="P6" style:family="paragraph">
      <loext:graphic-properties draw:fill="none" draw:opacity="90%"/>
      <style:paragraph-properties fo:text-align="center" style:writing-mode="lr-tb"/>
      <style:text-properties fo:color="#0000ff" loext:opacity="100%"/>
    </style:style>
    <style:style style:name="P7" style:family="paragraph">
      <loext:graphic-properties draw:fill="solid" draw:opacity="90%"/>
      <style:paragraph-properties fo:text-align="center"/>
      <style:text-properties fo:color="#0000ff" loext:opacity="100%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color="#0000ff" loext:opacity="100%"/>
    </style:style>
    <style:style style:name="P11" style:family="paragraph">
      <loext:graphic-properties draw:fill="none" draw:fill-color="#ffffff"/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8.255cm" svg:x="3.667cm" svg:y="4.429cm">
          <text:p/>
          <draw:enhanced-geometry svg:viewBox="0 0 21600 21600" draw:path-stretchpoint-x="10800" draw:path-stretchpoint-y="10800" draw:text-areas="?f3 ?f4 ?f5 ?f6" draw:type="round-rectangle" draw:modifiers="1373.5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11.557cm" svg:height="7.366cm" svg:x="4.162cm" svg:y="4.81cm">
            <text:p text:style-name="P2"/>
            <text:p text:style-name="P2">Knowledge</text:p>
            <text:p text:style-name="P2"/>
            <text:p text:style-name="P2"/>
            <text:p text:style-name="P2">Information</text:p>
            <text:p text:style-name="P2"/>
            <text:p text:style-name="P2"/>
            <text:p text:style-name="P2">Data</text:p>
            <text:p text:style-name="P2"/>
            <text:p text:style-name="P2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7.464cm" svg:y1="7.985cm" svg:x2="12.417cm" svg:y2="7.985cm">
            <text:p/>
          </draw:line>
          <draw:line draw:style-name="gr3" draw:text-style-name="P4" draw:layer="layout" svg:x1="5.813cm" svg:y1="10.144cm" svg:x2="14.165cm" svg:y2="10.144cm">
            <text:p/>
          </draw:line>
        </draw:g>
        <draw:g>
          <draw:custom-shape draw:style-name="gr4" draw:text-style-name="P6" draw:layer="layout" svg:width="11.557cm" svg:height="7.366cm" svg:x="16.662cm" svg:y="4.81cm">
            <text:p text:style-name="P5"/>
            <text:p text:style-name="P5">Emotion</text:p>
            <text:p text:style-name="P5"/>
            <text:p text:style-name="P5"/>
            <text:p text:style-name="P5">Acoustic <text:s text:c="2"/>Linguistic</text:p>
            <text:p text:style-name="P5"/>
            <text:p text:style-name="P5"/>
            <text:p text:style-name="P5">Speech</text:p>
            <text:p text:style-name="P5"/>
            <text:p text:style-name="P5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7" draw:layer="layout" svg:x1="19.964cm" svg:y1="7.985cm" svg:x2="24.917cm" svg:y2="7.985cm">
            <text:p/>
          </draw:line>
          <draw:line draw:style-name="gr5" draw:text-style-name="P7" draw:layer="layout" svg:x1="18.313cm" svg:y1="10.144cm" svg:x2="26.665cm" svg:y2="10.144cm">
            <text:p/>
          </draw:line>
          <draw:line draw:style-name="gr5" draw:text-style-name="P7" draw:layer="layout" svg:x1="22.323cm" svg:y1="7.985cm" svg:x2="22.323cm" svg:y2="10.144cm">
            <text:p/>
          </draw:line>
        </draw:g>
        <draw:custom-shape draw:style-name="gr6" draw:text-style-name="P8" draw:layer="layout" svg:width="3.683cm" svg:height="3.302cm" svg:x="14.449cm" svg:y="7.22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9" draw:layer="layout" svg:width="3.461cm" svg:height="1.673cm" svg:x="4.029cm" svg:y="4.991cm">
          <draw:text-box>
            <text:p>Computer/</text:p>
            <text:p>machine</text:p>
          </draw:text-box>
        </draw:frame>
        <draw:frame draw:style-name="gr8" draw:text-style-name="P11" draw:layer="layout" svg:width="2.159cm" svg:height="0.962cm" svg:x="21.447cm" svg:y="6.007cm">
          <draw:text-box>
            <text:p text:style-name="P10">Dim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initial-creator>Bagus Tris Atmaja</meta:initial-creator>
    <meta:creation-date>2020-10-09T21:02:41.953755604</meta:creation-date>
    <dc:date>2020-12-07T17:56:58.538225749</dc:date>
    <dc:creator>Bagus Tris Atmaja</dc:creator>
    <meta:editing-duration>PT10H52M48S</meta:editing-duration>
    <meta:editing-cycles>6</meta:editing-cycles>
    <meta:generator>LibreOffice/7.0.3.1$Linux_X86_64 LibreOffice_project/d7547858d014d4cf69878db179d326fc3483e082</meta:generator>
    <meta:document-statistic meta:object-count="13"/>
  </office:meta>
</office:document-meta>
</file>